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661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combined-me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table:number-columns-repeated="3"/>
          <table:table-cell table:number-columns-repeated="3" office:value-type="string" calcext:value-type="string">
            <text:p>Key Gen. [kbytes]</text:p>
          </table:table-cell>
          <table:table-cell table:number-columns-repeated="3" office:value-type="string" calcext:value-type="string">
            <text:p>Sign [kbytes]</text:p>
          </table:table-cell>
          <table:table-cell table:number-columns-repeated="3" office:value-type="string" calcext:value-type="string">
            <text:p>Verify [kbytes]</text:p>
          </table:table-cell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1392" calcext:value-type="float">
            <text:p>4213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3896" calcext:value-type="float">
            <text:p>223896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Key Gen. [kbytes]</text:p>
          </table:table-cell>
          <table:table-cell table:number-columns-repeated="3" office:value-type="string" calcext:value-type="string">
            <text:p>Sign [kbytes]</text:p>
          </table:table-cell>
          <table:table-cell table:number-columns-repeated="3" office:value-type="string" calcext:value-type="string">
            <text:p>Verify [kbytes]</text:p>
          </table:table-cell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4744" calcext:value-type="float">
            <text:p>4047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7384" calcext:value-type="float">
            <text:p>207384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Key Gen. [kbytes]</text:p>
          </table:table-cell>
          <table:table-cell table:number-columns-repeated="3" office:value-type="string" calcext:value-type="string">
            <text:p>Sign [kbytes]</text:p>
          </table:table-cell>
          <table:table-cell table:number-columns-repeated="3" office:value-type="string" calcext:value-type="string">
            <text:p>Verify [kbytes]</text:p>
          </table:table-cell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8584" calcext:value-type="float">
            <text:p>3885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0984" calcext:value-type="float">
            <text:p>190984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Key Gen. [kbytes]</text:p>
          </table:table-cell>
          <table:table-cell table:number-columns-repeated="3" office:value-type="string" calcext:value-type="string">
            <text:p>Sign [kbytes]</text:p>
          </table:table-cell>
          <table:table-cell table:number-columns-repeated="3" office:value-type="string" calcext:value-type="string">
            <text:p>Verify [kbytes]</text:p>
          </table:table-cell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4608" calcext:value-type="float">
            <text:p>2646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048" calcext:value-type="float">
            <text:p>67048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Key Gen. [kbytes]</text:p>
          </table:table-cell>
          <table:table-cell table:number-columns-repeated="3" office:value-type="string" calcext:value-type="string">
            <text:p>Sign [kbytes]</text:p>
          </table:table-cell>
          <table:table-cell table:number-columns-repeated="3" office:value-type="string" calcext:value-type="string">
            <text:p>Verify [kbytes]</text:p>
          </table:table-cell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8696" calcext:value-type="float">
            <text:p>1986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048" calcext:value-type="float">
            <text:p>67048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Key Gen. [kbytes]</text:p>
          </table:table-cell>
          <table:table-cell table:number-columns-repeated="3" office:value-type="string" calcext:value-type="string">
            <text:p>Sign [kbytes]</text:p>
          </table:table-cell>
          <table:table-cell table:number-columns-repeated="3" office:value-type="string" calcext:value-type="string">
            <text:p>Verify [kbytes]</text:p>
          </table:table-cell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8696" calcext:value-type="float">
            <text:p>1986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048" calcext:value-type="float">
            <text:p>67048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Key Gen. [kbytes]</text:p>
          </table:table-cell>
          <table:table-cell table:number-columns-repeated="3" office:value-type="string" calcext:value-type="string">
            <text:p>Sign [kbytes]</text:p>
          </table:table-cell>
          <table:table-cell table:number-columns-repeated="3" office:value-type="string" calcext:value-type="string">
            <text:p>Verify [kbytes]</text:p>
          </table:table-cell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3080" calcext:value-type="float">
            <text:p>1830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424" calcext:value-type="float">
            <text:p>50424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Key Gen. [kbytes]</text:p>
          </table:table-cell>
          <table:table-cell table:number-columns-repeated="3" office:value-type="string" calcext:value-type="string">
            <text:p>Sign [kbytes]</text:p>
          </table:table-cell>
          <table:table-cell table:number-columns-repeated="3" office:value-type="string" calcext:value-type="string">
            <text:p>Verify [kbytes]</text:p>
          </table:table-cell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8352" calcext:value-type="float">
            <text:p>1683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424" calcext:value-type="float">
            <text:p>50424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Key Gen. [kbytes]</text:p>
          </table:table-cell>
          <table:table-cell table:number-columns-repeated="3" office:value-type="string" calcext:value-type="string">
            <text:p>Sign [kbytes]</text:p>
          </table:table-cell>
          <table:table-cell table:number-columns-repeated="3" office:value-type="string" calcext:value-type="string">
            <text:p>Verify [kbytes]</text:p>
          </table:table-cell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8352" calcext:value-type="float">
            <text:p>1683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340" calcext:value-type="float">
            <text:p>35340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Key Gen. [kbytes]</text:p>
          </table:table-cell>
          <table:table-cell table:number-columns-repeated="3" office:value-type="string" calcext:value-type="string">
            <text:p>Sign [kbytes]</text:p>
          </table:table-cell>
          <table:table-cell table:number-columns-repeated="3" office:value-type="string" calcext:value-type="string">
            <text:p>Verify [kbytes]</text:p>
          </table:table-cell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8360" calcext:value-type="float">
            <text:p>1683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252" calcext:value-type="float">
            <text:p>35252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Key Gen. [kbytes]</text:p>
          </table:table-cell>
          <table:table-cell table:number-columns-repeated="3" office:value-type="string" calcext:value-type="string">
            <text:p>Sign [kbytes]</text:p>
          </table:table-cell>
          <table:table-cell table:number-columns-repeated="3" office:value-type="string" calcext:value-type="string">
            <text:p>Verify [kbytes]</text:p>
          </table:table-cell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8216" calcext:value-type="float">
            <text:p>1682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252" calcext:value-type="float">
            <text:p>35252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Key Gen. [kbytes]</text:p>
          </table:table-cell>
          <table:table-cell table:number-columns-repeated="3" office:value-type="string" calcext:value-type="string">
            <text:p>Sign [kbytes]</text:p>
          </table:table-cell>
          <table:table-cell table:number-columns-repeated="3" office:value-type="string" calcext:value-type="string">
            <text:p>Verify [kbytes]</text:p>
          </table:table-cell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8216" calcext:value-type="float">
            <text:p>1682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252" calcext:value-type="float">
            <text:p>35252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Key Gen. [kbytes]</text:p>
          </table:table-cell>
          <table:table-cell table:number-columns-repeated="3" office:value-type="string" calcext:value-type="string">
            <text:p>Sign [kbytes]</text:p>
          </table:table-cell>
          <table:table-cell table:number-columns-repeated="3" office:value-type="string" calcext:value-type="string">
            <text:p>Verify [kbytes]</text:p>
          </table:table-cell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752" calcext:value-type="float">
            <text:p>367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252" calcext:value-type="float">
            <text:p>35252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Key Gen. [kbytes]</text:p>
          </table:table-cell>
          <table:table-cell table:number-columns-repeated="3" office:value-type="string" calcext:value-type="string">
            <text:p>Sign [kbytes]</text:p>
          </table:table-cell>
          <table:table-cell table:number-columns-repeated="3" office:value-type="string" calcext:value-type="string">
            <text:p>Verify [kbytes]</text:p>
          </table:table-cell>
        </table:table-row>
        <table:table-row table:style-name="ro1">
          <table:table-cell office:value-type="string" calcext:value-type="string">
            <text:p>impl.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 [%]</text:p>
          </table:table-cell>
        </table:table-row>
        <table:table-row table:style-name="ro1">
          <table:table-cell office:value-type="string" calcext:value-type="string">
            <text:p>prob.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var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752" calcext:value-type="float">
            <text:p>367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132" calcext:value-type="float">
            <text:p>35132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8112" calcext:value-type="float">
            <text:p>8112</text:p>
          </table:table-cell>
          <table:table-cell table:number-columns-repeated="2"/>
          <table:table-cell table:style-name="ce1" office:value-type="float" office:value="421392" calcext:value-type="float">
            <text:p>421392</text:p>
          </table:table-cell>
          <table:table-cell table:number-columns-repeated="2"/>
          <table:table-cell table:style-name="ce1" office:value-type="float" office:value="223832" calcext:value-type="float">
            <text:p>2238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20" calcext:value-type="float">
            <text:p>1120</text:p>
          </table:table-cell>
          <table:table-cell table:formula="of:=ROUND(100- [.E58]/[.E57]*100; 2)" office:value-type="float" office:value="86.19" calcext:value-type="float">
            <text:p>86.19</text:p>
          </table:table-cell>
          <table:table-cell/>
          <table:table-cell office:value-type="float" office:value="421392" calcext:value-type="float">
            <text:p>421392</text:p>
          </table:table-cell>
          <table:table-cell table:formula="of:=ROUND(100- [.H58]/[.H57]*100; 2)" office:value-type="float" office:value="0" calcext:value-type="float">
            <text:p>0</text:p>
          </table:table-cell>
          <table:table-cell/>
          <table:table-cell office:value-type="float" office:value="223896" calcext:value-type="float">
            <text:p>223896</text:p>
          </table:table-cell>
          <table:table-cell table:formula="of:=ROUND(100- [.K58]/[.K57]*100; 2)" office:value-type="float" office:value="-0.03" calcext:value-type="float">
            <text:p>-0.03</text:p>
          </table:table-cell>
        </table:table-row>
        <table:table-row table:style-name="ro1">
          <table:table-cell table:number-columns-repeated="4"/>
          <table:table-cell office:value-type="float" office:value="1120" calcext:value-type="float">
            <text:p>1120</text:p>
          </table:table-cell>
          <table:table-cell table:formula="of:=ROUND(100- [.E59]/[.E58]*100; 2)" office:value-type="float" office:value="0" calcext:value-type="float">
            <text:p>0</text:p>
          </table:table-cell>
          <table:table-cell/>
          <table:table-cell office:value-type="float" office:value="404744" calcext:value-type="float">
            <text:p>404744</text:p>
          </table:table-cell>
          <table:table-cell table:formula="of:=ROUND(100- [.H59]/[.H58]*100; 2)" office:value-type="float" office:value="3.95" calcext:value-type="float">
            <text:p>3.95</text:p>
          </table:table-cell>
          <table:table-cell/>
          <table:table-cell office:value-type="float" office:value="207384" calcext:value-type="float">
            <text:p>207384</text:p>
          </table:table-cell>
          <table:table-cell table:formula="of:=ROUND(100- [.K59]/[.K58]*100; 2)" office:value-type="float" office:value="7.37" calcext:value-type="float">
            <text:p>7.37</text:p>
          </table:table-cell>
        </table:table-row>
        <table:table-row table:style-name="ro1">
          <table:table-cell table:number-columns-repeated="4"/>
          <table:table-cell office:value-type="float" office:value="1120" calcext:value-type="float">
            <text:p>1120</text:p>
          </table:table-cell>
          <table:table-cell table:formula="of:=ROUND(100- [.E60]/[.E59]*100; 2)" office:value-type="float" office:value="0" calcext:value-type="float">
            <text:p>0</text:p>
          </table:table-cell>
          <table:table-cell/>
          <table:table-cell office:value-type="float" office:value="388584" calcext:value-type="float">
            <text:p>388584</text:p>
          </table:table-cell>
          <table:table-cell table:formula="of:=ROUND(100- [.H60]/[.H59]*100; 2)" office:value-type="float" office:value="3.99" calcext:value-type="float">
            <text:p>3.99</text:p>
          </table:table-cell>
          <table:table-cell/>
          <table:table-cell office:value-type="float" office:value="190984" calcext:value-type="float">
            <text:p>190984</text:p>
          </table:table-cell>
          <table:table-cell table:formula="of:=ROUND(100- [.K60]/[.K59]*100; 2)" office:value-type="float" office:value="7.91" calcext:value-type="float">
            <text:p>7.91</text:p>
          </table:table-cell>
        </table:table-row>
        <table:table-row table:style-name="ro1">
          <table:table-cell table:number-columns-repeated="4"/>
          <table:table-cell office:value-type="float" office:value="1120" calcext:value-type="float">
            <text:p>1120</text:p>
          </table:table-cell>
          <table:table-cell table:formula="of:=ROUND(100- [.E61]/[.E60]*100; 2)" office:value-type="float" office:value="0" calcext:value-type="float">
            <text:p>0</text:p>
          </table:table-cell>
          <table:table-cell/>
          <table:table-cell office:value-type="float" office:value="264608" calcext:value-type="float">
            <text:p>264608</text:p>
          </table:table-cell>
          <table:table-cell table:formula="of:=ROUND(100- [.H61]/[.H60]*100; 2)" office:value-type="float" office:value="31.9" calcext:value-type="float">
            <text:p>31.9</text:p>
          </table:table-cell>
          <table:table-cell/>
          <table:table-cell office:value-type="float" office:value="67048" calcext:value-type="float">
            <text:p>67048</text:p>
          </table:table-cell>
          <table:table-cell table:formula="of:=ROUND(100- [.K61]/[.K60]*100; 2)" office:value-type="float" office:value="64.89" calcext:value-type="float">
            <text:p>64.89</text:p>
          </table:table-cell>
        </table:table-row>
        <table:table-row table:style-name="ro1">
          <table:table-cell table:number-columns-repeated="4"/>
          <table:table-cell office:value-type="float" office:value="1120" calcext:value-type="float">
            <text:p>1120</text:p>
          </table:table-cell>
          <table:table-cell table:formula="of:=ROUND(100- [.E62]/[.E61]*100; 2)" office:value-type="float" office:value="0" calcext:value-type="float">
            <text:p>0</text:p>
          </table:table-cell>
          <table:table-cell/>
          <table:table-cell office:value-type="float" office:value="198696" calcext:value-type="float">
            <text:p>198696</text:p>
          </table:table-cell>
          <table:table-cell table:formula="of:=ROUND(100- [.H62]/[.H61]*100; 2)" office:value-type="float" office:value="24.91" calcext:value-type="float">
            <text:p>24.91</text:p>
          </table:table-cell>
          <table:table-cell/>
          <table:table-cell office:value-type="float" office:value="67048" calcext:value-type="float">
            <text:p>67048</text:p>
          </table:table-cell>
          <table:table-cell table:formula="of:=ROUND(100- [.K62]/[.K61]*100; 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120" calcext:value-type="float">
            <text:p>1120</text:p>
          </table:table-cell>
          <table:table-cell table:formula="of:=ROUND(100- [.E63]/[.E62]*100; 2)" office:value-type="float" office:value="0" calcext:value-type="float">
            <text:p>0</text:p>
          </table:table-cell>
          <table:table-cell/>
          <table:table-cell office:value-type="float" office:value="198696" calcext:value-type="float">
            <text:p>198696</text:p>
          </table:table-cell>
          <table:table-cell table:formula="of:=ROUND(100- [.H63]/[.H62]*100; 2)" office:value-type="float" office:value="0" calcext:value-type="float">
            <text:p>0</text:p>
          </table:table-cell>
          <table:table-cell/>
          <table:table-cell office:value-type="float" office:value="67048" calcext:value-type="float">
            <text:p>67048</text:p>
          </table:table-cell>
          <table:table-cell table:formula="of:=ROUND(100- [.K63]/[.K62]*100; 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120" calcext:value-type="float">
            <text:p>1120</text:p>
          </table:table-cell>
          <table:table-cell table:formula="of:=ROUND(100- [.E64]/[.E63]*100; 2)" office:value-type="float" office:value="0" calcext:value-type="float">
            <text:p>0</text:p>
          </table:table-cell>
          <table:table-cell/>
          <table:table-cell office:value-type="float" office:value="183080" calcext:value-type="float">
            <text:p>183080</text:p>
          </table:table-cell>
          <table:table-cell table:formula="of:=ROUND(100- [.H64]/[.H63]*100; 2)" office:value-type="float" office:value="7.86" calcext:value-type="float">
            <text:p>7.86</text:p>
          </table:table-cell>
          <table:table-cell/>
          <table:table-cell office:value-type="float" office:value="50424" calcext:value-type="float">
            <text:p>50424</text:p>
          </table:table-cell>
          <table:table-cell table:formula="of:=ROUND(100- [.K64]/[.K63]*100; 2)" office:value-type="float" office:value="24.79" calcext:value-type="float">
            <text:p>24.79</text:p>
          </table:table-cell>
        </table:table-row>
        <table:table-row table:style-name="ro1">
          <table:table-cell table:number-columns-repeated="4"/>
          <table:table-cell office:value-type="float" office:value="1120" calcext:value-type="float">
            <text:p>1120</text:p>
          </table:table-cell>
          <table:table-cell table:formula="of:=ROUND(100- [.E65]/[.E64]*100; 2)" office:value-type="float" office:value="0" calcext:value-type="float">
            <text:p>0</text:p>
          </table:table-cell>
          <table:table-cell/>
          <table:table-cell office:value-type="float" office:value="168352" calcext:value-type="float">
            <text:p>168352</text:p>
          </table:table-cell>
          <table:table-cell table:formula="of:=ROUND(100- [.H65]/[.H64]*100; 2)" office:value-type="float" office:value="8.04" calcext:value-type="float">
            <text:p>8.04</text:p>
          </table:table-cell>
          <table:table-cell/>
          <table:table-cell office:value-type="float" office:value="50424" calcext:value-type="float">
            <text:p>50424</text:p>
          </table:table-cell>
          <table:table-cell table:formula="of:=ROUND(100- [.K65]/[.K64]*100; 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120" calcext:value-type="float">
            <text:p>1120</text:p>
          </table:table-cell>
          <table:table-cell table:formula="of:=ROUND(100- [.E66]/[.E65]*100; 2)" office:value-type="float" office:value="0" calcext:value-type="float">
            <text:p>0</text:p>
          </table:table-cell>
          <table:table-cell/>
          <table:table-cell office:value-type="float" office:value="168352" calcext:value-type="float">
            <text:p>168352</text:p>
          </table:table-cell>
          <table:table-cell table:formula="of:=ROUND(100- [.H66]/[.H65]*100; 2)" office:value-type="float" office:value="0" calcext:value-type="float">
            <text:p>0</text:p>
          </table:table-cell>
          <table:table-cell/>
          <table:table-cell office:value-type="float" office:value="35340" calcext:value-type="float">
            <text:p>35340</text:p>
          </table:table-cell>
          <table:table-cell table:formula="of:=ROUND(100- [.K66]/[.K65]*100; 2)" office:value-type="float" office:value="29.91" calcext:value-type="float">
            <text:p>29.91</text:p>
          </table:table-cell>
        </table:table-row>
        <table:table-row table:style-name="ro1">
          <table:table-cell table:number-columns-repeated="4"/>
          <table:table-cell office:value-type="float" office:value="1120" calcext:value-type="float">
            <text:p>1120</text:p>
          </table:table-cell>
          <table:table-cell table:formula="of:=ROUND(100- [.E67]/[.E66]*100; 2)" office:value-type="float" office:value="0" calcext:value-type="float">
            <text:p>0</text:p>
          </table:table-cell>
          <table:table-cell/>
          <table:table-cell office:value-type="float" office:value="168360" calcext:value-type="float">
            <text:p>168360</text:p>
          </table:table-cell>
          <table:table-cell table:formula="of:=ROUND(100- [.H67]/[.H66]*100; 2)" office:value-type="float" office:value="-0" calcext:value-type="float">
            <text:p>0</text:p>
          </table:table-cell>
          <table:table-cell/>
          <table:table-cell office:value-type="float" office:value="35252" calcext:value-type="float">
            <text:p>35252</text:p>
          </table:table-cell>
          <table:table-cell table:formula="of:=ROUND(100- [.K67]/[.K66]*100; 2)"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  <table:table-cell office:value-type="float" office:value="1120" calcext:value-type="float">
            <text:p>1120</text:p>
          </table:table-cell>
          <table:table-cell table:formula="of:=ROUND(100- [.E68]/[.E67]*100; 2)" office:value-type="float" office:value="0" calcext:value-type="float">
            <text:p>0</text:p>
          </table:table-cell>
          <table:table-cell/>
          <table:table-cell office:value-type="float" office:value="168216" calcext:value-type="float">
            <text:p>168216</text:p>
          </table:table-cell>
          <table:table-cell table:formula="of:=ROUND(100- [.H68]/[.H67]*100; 2)" office:value-type="float" office:value="0.09" calcext:value-type="float">
            <text:p>0.09</text:p>
          </table:table-cell>
          <table:table-cell/>
          <table:table-cell office:value-type="float" office:value="35252" calcext:value-type="float">
            <text:p>35252</text:p>
          </table:table-cell>
          <table:table-cell table:formula="of:=ROUND(100- [.K68]/[.K67]*100; 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296" calcext:value-type="float">
            <text:p>1296</text:p>
          </table:table-cell>
          <table:table-cell table:formula="of:=ROUND(100- [.E69]/[.E68]*100; 2)" office:value-type="float" office:value="-15.71" calcext:value-type="float">
            <text:p>-15.71</text:p>
          </table:table-cell>
          <table:table-cell/>
          <table:table-cell office:value-type="float" office:value="168216" calcext:value-type="float">
            <text:p>168216</text:p>
          </table:table-cell>
          <table:table-cell table:formula="of:=ROUND(100- [.H69]/[.H68]*100; 2)" office:value-type="float" office:value="0" calcext:value-type="float">
            <text:p>0</text:p>
          </table:table-cell>
          <table:table-cell/>
          <table:table-cell office:value-type="float" office:value="35252" calcext:value-type="float">
            <text:p>35252</text:p>
          </table:table-cell>
          <table:table-cell table:formula="of:=ROUND(100- [.K69]/[.K68]*100; 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296" calcext:value-type="float">
            <text:p>1296</text:p>
          </table:table-cell>
          <table:table-cell table:formula="of:=ROUND(100- [.E70]/[.E69]*100; 2)" office:value-type="float" office:value="0" calcext:value-type="float">
            <text:p>0</text:p>
          </table:table-cell>
          <table:table-cell/>
          <table:table-cell office:value-type="float" office:value="36752" calcext:value-type="float">
            <text:p>36752</text:p>
          </table:table-cell>
          <table:table-cell table:formula="of:=ROUND(100- [.H70]/[.H69]*100; 2)" office:value-type="float" office:value="78.15" calcext:value-type="float">
            <text:p>78.15</text:p>
          </table:table-cell>
          <table:table-cell/>
          <table:table-cell office:value-type="float" office:value="35252" calcext:value-type="float">
            <text:p>35252</text:p>
          </table:table-cell>
          <table:table-cell table:formula="of:=ROUND(100- [.K70]/[.K69]*100; 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296" calcext:value-type="float">
            <text:p>1296</text:p>
          </table:table-cell>
          <table:table-cell table:formula="of:=ROUND(100- [.E71]/[.E70]*100; 2)" office:value-type="float" office:value="0" calcext:value-type="float">
            <text:p>0</text:p>
          </table:table-cell>
          <table:table-cell/>
          <table:table-cell office:value-type="float" office:value="36752" calcext:value-type="float">
            <text:p>36752</text:p>
          </table:table-cell>
          <table:table-cell table:formula="of:=ROUND(100- [.H71]/[.H70]*100; 2)" office:value-type="float" office:value="0" calcext:value-type="float">
            <text:p>0</text:p>
          </table:table-cell>
          <table:table-cell/>
          <table:table-cell office:value-type="float" office:value="35132" calcext:value-type="float">
            <text:p>35132</text:p>
          </table:table-cell>
          <table:table-cell table:formula="of:=ROUND(100- [.K71]/[.K70]*100; 2)" office:value-type="float" office:value="0.34" calcext:value-type="float">
            <text:p>0.34</text:p>
          </table:table-cell>
        </table:table-row>
        <table:table-row table:style-name="ro1">
          <table:table-cell table:number-columns-repeated="5"/>
          <table:table-cell table:style-name="ce2" table:formula="of:=CONCATENATE(TEXT([.E58]; &quot;#,#&quot;); &quot; (&quot;; [.F58]; &quot;%)&quot;)" office:value-type="string" office:string-value="1,120 (86.19%)" calcext:value-type="string">
            <text:p>1,120 (86.19%)</text:p>
          </table:table-cell>
          <table:table-cell table:number-columns-repeated="2"/>
          <table:table-cell table:style-name="ce2" table:formula="of:=CONCATENATE(TEXT([.H58]; &quot;#,#&quot;); &quot; (&quot;; [.I58]; &quot;%)&quot;)" office:value-type="string" office:string-value="421,392 (0%)" calcext:value-type="string">
            <text:p>421,392 (0%)</text:p>
          </table:table-cell>
          <table:table-cell table:number-columns-repeated="2"/>
          <table:table-cell table:style-name="ce2" table:formula="of:=CONCATENATE(TEXT([.K58]; &quot;#,#&quot;); &quot; (&quot;; [.L58]; &quot;%)&quot;)" office:value-type="string" office:string-value="223,896 (-0.03%)" calcext:value-type="string">
            <text:p>223,896 (-0.03%)</text:p>
          </table:table-cell>
        </table:table-row>
        <table:table-row table:style-name="ro1">
          <table:table-cell table:number-columns-repeated="5"/>
          <table:table-cell table:style-name="ce2" table:formula="of:=CONCATENATE(TEXT([.E59]; &quot;#,#&quot;); &quot; (&quot;; [.F59]; &quot;%)&quot;)" office:value-type="string" office:string-value="1,120 (0%)" calcext:value-type="string">
            <text:p>1,120 (0%)</text:p>
          </table:table-cell>
          <table:table-cell table:number-columns-repeated="2"/>
          <table:table-cell table:style-name="ce2" table:formula="of:=CONCATENATE(TEXT([.H59]; &quot;#,#&quot;); &quot; (&quot;; [.I59]; &quot;%)&quot;)" office:value-type="string" office:string-value="404,744 (3.95%)" calcext:value-type="string">
            <text:p>404,744 (3.95%)</text:p>
          </table:table-cell>
          <table:table-cell table:number-columns-repeated="2"/>
          <table:table-cell table:style-name="ce2" table:formula="of:=CONCATENATE(TEXT([.K59]; &quot;#,#&quot;); &quot; (&quot;; [.L59]; &quot;%)&quot;)" office:value-type="string" office:string-value="207,384 (7.37%)" calcext:value-type="string">
            <text:p>207,384 (7.37%)</text:p>
          </table:table-cell>
        </table:table-row>
        <table:table-row table:style-name="ro1">
          <table:table-cell table:number-columns-repeated="5"/>
          <table:table-cell table:style-name="ce2" table:formula="of:=CONCATENATE(TEXT([.E60]; &quot;#,#&quot;); &quot; (&quot;; [.F60]; &quot;%)&quot;)" office:value-type="string" office:string-value="1,120 (0%)" calcext:value-type="string">
            <text:p>1,120 (0%)</text:p>
          </table:table-cell>
          <table:table-cell table:number-columns-repeated="2"/>
          <table:table-cell table:style-name="ce2" table:formula="of:=CONCATENATE(TEXT([.H60]; &quot;#,#&quot;); &quot; (&quot;; [.I60]; &quot;%)&quot;)" office:value-type="string" office:string-value="388,584 (3.99%)" calcext:value-type="string">
            <text:p>388,584 (3.99%)</text:p>
          </table:table-cell>
          <table:table-cell table:number-columns-repeated="2"/>
          <table:table-cell table:style-name="ce2" table:formula="of:=CONCATENATE(TEXT([.K60]; &quot;#,#&quot;); &quot; (&quot;; [.L60]; &quot;%)&quot;)" office:value-type="string" office:string-value="190,984 (7.91%)" calcext:value-type="string">
            <text:p>190,984 (7.91%)</text:p>
          </table:table-cell>
        </table:table-row>
        <table:table-row table:style-name="ro1">
          <table:table-cell table:number-columns-repeated="5"/>
          <table:table-cell table:style-name="ce2" table:formula="of:=CONCATENATE(TEXT([.E61]; &quot;#,#&quot;); &quot; (&quot;; [.F61]; &quot;%)&quot;)" office:value-type="string" office:string-value="1,120 (0%)" calcext:value-type="string">
            <text:p>1,120 (0%)</text:p>
          </table:table-cell>
          <table:table-cell table:number-columns-repeated="2"/>
          <table:table-cell table:style-name="ce2" table:formula="of:=CONCATENATE(TEXT([.H61]; &quot;#,#&quot;); &quot; (&quot;; [.I61]; &quot;%)&quot;)" office:value-type="string" office:string-value="264,608 (31.9%)" calcext:value-type="string">
            <text:p>264,608 (31.9%)</text:p>
          </table:table-cell>
          <table:table-cell table:number-columns-repeated="2"/>
          <table:table-cell table:style-name="ce2" table:formula="of:=CONCATENATE(TEXT([.K61]; &quot;#,#&quot;); &quot; (&quot;; [.L61]; &quot;%)&quot;)" office:value-type="string" office:string-value="67,048 (64.89%)" calcext:value-type="string">
            <text:p>67,048 (64.89%)</text:p>
          </table:table-cell>
        </table:table-row>
        <table:table-row table:style-name="ro1">
          <table:table-cell table:number-columns-repeated="5"/>
          <table:table-cell table:style-name="ce2" table:formula="of:=CONCATENATE(TEXT([.E62]; &quot;#,#&quot;); &quot; (&quot;; [.F62]; &quot;%)&quot;)" office:value-type="string" office:string-value="1,120 (0%)" calcext:value-type="string">
            <text:p>1,120 (0%)</text:p>
          </table:table-cell>
          <table:table-cell table:number-columns-repeated="2"/>
          <table:table-cell table:style-name="ce2" table:formula="of:=CONCATENATE(TEXT([.H62]; &quot;#,#&quot;); &quot; (&quot;; [.I62]; &quot;%)&quot;)" office:value-type="string" office:string-value="198,696 (24.91%)" calcext:value-type="string">
            <text:p>198,696 (24.91%)</text:p>
          </table:table-cell>
          <table:table-cell table:number-columns-repeated="2"/>
          <table:table-cell table:style-name="ce2" table:formula="of:=CONCATENATE(TEXT([.K62]; &quot;#,#&quot;); &quot; (&quot;; [.L62]; &quot;%)&quot;)" office:value-type="string" office:string-value="67,048 (0%)" calcext:value-type="string">
            <text:p>67,048 (0%)</text:p>
          </table:table-cell>
        </table:table-row>
        <table:table-row table:style-name="ro1">
          <table:table-cell table:number-columns-repeated="5"/>
          <table:table-cell table:style-name="ce2" table:formula="of:=CONCATENATE(TEXT([.E63]; &quot;#,#&quot;); &quot; (&quot;; [.F63]; &quot;%)&quot;)" office:value-type="string" office:string-value="1,120 (0%)" calcext:value-type="string">
            <text:p>1,120 (0%)</text:p>
          </table:table-cell>
          <table:table-cell table:number-columns-repeated="2"/>
          <table:table-cell table:style-name="ce2" table:formula="of:=CONCATENATE(TEXT([.H63]; &quot;#,#&quot;); &quot; (&quot;; [.I63]; &quot;%)&quot;)" office:value-type="string" office:string-value="198,696 (0%)" calcext:value-type="string">
            <text:p>198,696 (0%)</text:p>
          </table:table-cell>
          <table:table-cell table:number-columns-repeated="2"/>
          <table:table-cell table:style-name="ce2" table:formula="of:=CONCATENATE(TEXT([.K63]; &quot;#,#&quot;); &quot; (&quot;; [.L63]; &quot;%)&quot;)" office:value-type="string" office:string-value="67,048 (0%)" calcext:value-type="string">
            <text:p>67,048 (0%)</text:p>
          </table:table-cell>
        </table:table-row>
        <table:table-row table:style-name="ro1">
          <table:table-cell table:number-columns-repeated="5"/>
          <table:table-cell table:style-name="ce2" table:formula="of:=CONCATENATE(TEXT([.E64]; &quot;#,#&quot;); &quot; (&quot;; [.F64]; &quot;%)&quot;)" office:value-type="string" office:string-value="1,120 (0%)" calcext:value-type="string">
            <text:p>1,120 (0%)</text:p>
          </table:table-cell>
          <table:table-cell table:number-columns-repeated="2"/>
          <table:table-cell table:style-name="ce2" table:formula="of:=CONCATENATE(TEXT([.H64]; &quot;#,#&quot;); &quot; (&quot;; [.I64]; &quot;%)&quot;)" office:value-type="string" office:string-value="183,080 (7.86%)" calcext:value-type="string">
            <text:p>183,080 (7.86%)</text:p>
          </table:table-cell>
          <table:table-cell table:number-columns-repeated="2"/>
          <table:table-cell table:style-name="ce2" table:formula="of:=CONCATENATE(TEXT([.K64]; &quot;#,#&quot;); &quot; (&quot;; [.L64]; &quot;%)&quot;)" office:value-type="string" office:string-value="50,424 (24.79%)" calcext:value-type="string">
            <text:p>50,424 (24.79%)</text:p>
          </table:table-cell>
        </table:table-row>
        <table:table-row table:style-name="ro1">
          <table:table-cell table:number-columns-repeated="5"/>
          <table:table-cell table:style-name="ce2" table:formula="of:=CONCATENATE(TEXT([.E65]; &quot;#,#&quot;); &quot; (&quot;; [.F65]; &quot;%)&quot;)" office:value-type="string" office:string-value="1,120 (0%)" calcext:value-type="string">
            <text:p>1,120 (0%)</text:p>
          </table:table-cell>
          <table:table-cell table:number-columns-repeated="2"/>
          <table:table-cell table:style-name="ce2" table:formula="of:=CONCATENATE(TEXT([.H65]; &quot;#,#&quot;); &quot; (&quot;; [.I65]; &quot;%)&quot;)" office:value-type="string" office:string-value="168,352 (8.04%)" calcext:value-type="string">
            <text:p>168,352 (8.04%)</text:p>
          </table:table-cell>
          <table:table-cell table:number-columns-repeated="2"/>
          <table:table-cell table:style-name="ce2" table:formula="of:=CONCATENATE(TEXT([.K65]; &quot;#,#&quot;); &quot; (&quot;; [.L65]; &quot;%)&quot;)" office:value-type="string" office:string-value="50,424 (0%)" calcext:value-type="string">
            <text:p>50,424 (0%)</text:p>
          </table:table-cell>
        </table:table-row>
        <table:table-row table:style-name="ro1">
          <table:table-cell table:number-columns-repeated="5"/>
          <table:table-cell table:style-name="ce2" table:formula="of:=CONCATENATE(TEXT([.E66]; &quot;#,#&quot;); &quot; (&quot;; [.F66]; &quot;%)&quot;)" office:value-type="string" office:string-value="1,120 (0%)" calcext:value-type="string">
            <text:p>1,120 (0%)</text:p>
          </table:table-cell>
          <table:table-cell table:number-columns-repeated="2"/>
          <table:table-cell table:style-name="ce2" table:formula="of:=CONCATENATE(TEXT([.H66]; &quot;#,#&quot;); &quot; (&quot;; [.I66]; &quot;%)&quot;)" office:value-type="string" office:string-value="168,352 (0%)" calcext:value-type="string">
            <text:p>168,352 (0%)</text:p>
          </table:table-cell>
          <table:table-cell table:number-columns-repeated="2"/>
          <table:table-cell table:style-name="ce2" table:formula="of:=CONCATENATE(TEXT([.K66]; &quot;#,#&quot;); &quot; (&quot;; [.L66]; &quot;%)&quot;)" office:value-type="string" office:string-value="35,340 (29.91%)" calcext:value-type="string">
            <text:p>35,340 (29.91%)</text:p>
          </table:table-cell>
        </table:table-row>
        <table:table-row table:style-name="ro1">
          <table:table-cell table:number-columns-repeated="5"/>
          <table:table-cell table:style-name="ce2" table:formula="of:=CONCATENATE(TEXT([.E67]; &quot;#,#&quot;); &quot; (&quot;; [.F67]; &quot;%)&quot;)" office:value-type="string" office:string-value="1,120 (0%)" calcext:value-type="string">
            <text:p>1,120 (0%)</text:p>
          </table:table-cell>
          <table:table-cell table:number-columns-repeated="2"/>
          <table:table-cell table:style-name="ce2" table:formula="of:=CONCATENATE(TEXT([.H67]; &quot;#,#&quot;); &quot; (&quot;; [.I67]; &quot;%)&quot;)" office:value-type="string" office:string-value="168,360 (0%)" calcext:value-type="string">
            <text:p>168,360 (0%)</text:p>
          </table:table-cell>
          <table:table-cell table:number-columns-repeated="2"/>
          <table:table-cell table:style-name="ce2" table:formula="of:=CONCATENATE(TEXT([.K67]; &quot;#,#&quot;); &quot; (&quot;; [.L67]; &quot;%)&quot;)" office:value-type="string" office:string-value="35,252 (0.25%)" calcext:value-type="string">
            <text:p>35,252 (0.25%)</text:p>
          </table:table-cell>
        </table:table-row>
        <table:table-row table:style-name="ro1">
          <table:table-cell table:number-columns-repeated="5"/>
          <table:table-cell table:style-name="ce2" table:formula="of:=CONCATENATE(TEXT([.E68]; &quot;#,#&quot;); &quot; (&quot;; [.F68]; &quot;%)&quot;)" office:value-type="string" office:string-value="1,120 (0%)" calcext:value-type="string">
            <text:p>1,120 (0%)</text:p>
          </table:table-cell>
          <table:table-cell table:number-columns-repeated="2"/>
          <table:table-cell table:style-name="ce2" table:formula="of:=CONCATENATE(TEXT([.H68]; &quot;#,#&quot;); &quot; (&quot;; [.I68]; &quot;%)&quot;)" office:value-type="string" office:string-value="168,216 (0.09%)" calcext:value-type="string">
            <text:p>168,216 (0.09%)</text:p>
          </table:table-cell>
          <table:table-cell table:number-columns-repeated="2"/>
          <table:table-cell table:style-name="ce2" table:formula="of:=CONCATENATE(TEXT([.K68]; &quot;#,#&quot;); &quot; (&quot;; [.L68]; &quot;%)&quot;)" office:value-type="string" office:string-value="35,252 (0%)" calcext:value-type="string">
            <text:p>35,252 (0%)</text:p>
          </table:table-cell>
        </table:table-row>
        <table:table-row table:style-name="ro1">
          <table:table-cell table:number-columns-repeated="5"/>
          <table:table-cell table:style-name="ce2" table:formula="of:=CONCATENATE(TEXT([.E69]; &quot;#,#&quot;); &quot; (&quot;; [.F69]; &quot;%)&quot;)" office:value-type="string" office:string-value="1,296 (-15.71%)" calcext:value-type="string">
            <text:p>1,296 (-15.71%)</text:p>
          </table:table-cell>
          <table:table-cell table:number-columns-repeated="2"/>
          <table:table-cell table:style-name="ce2" table:formula="of:=CONCATENATE(TEXT([.H69]; &quot;#,#&quot;); &quot; (&quot;; [.I69]; &quot;%)&quot;)" office:value-type="string" office:string-value="168,216 (0%)" calcext:value-type="string">
            <text:p>168,216 (0%)</text:p>
          </table:table-cell>
          <table:table-cell table:number-columns-repeated="2"/>
          <table:table-cell table:style-name="ce2" table:formula="of:=CONCATENATE(TEXT([.K69]; &quot;#,#&quot;); &quot; (&quot;; [.L69]; &quot;%)&quot;)" office:value-type="string" office:string-value="35,252 (0%)" calcext:value-type="string">
            <text:p>35,252 (0%)</text:p>
          </table:table-cell>
        </table:table-row>
        <table:table-row table:style-name="ro1">
          <table:table-cell table:number-columns-repeated="5"/>
          <table:table-cell table:style-name="ce2" table:formula="of:=CONCATENATE(TEXT([.E70]; &quot;#,#&quot;); &quot; (&quot;; [.F70]; &quot;%)&quot;)" office:value-type="string" office:string-value="1,296 (0%)" calcext:value-type="string">
            <text:p>1,296 (0%)</text:p>
          </table:table-cell>
          <table:table-cell table:number-columns-repeated="2"/>
          <table:table-cell table:style-name="ce2" table:formula="of:=CONCATENATE(TEXT([.H70]; &quot;#,#&quot;); &quot; (&quot;; [.I70]; &quot;%)&quot;)" office:value-type="string" office:string-value="36,752 (78.15%)" calcext:value-type="string">
            <text:p>36,752 (78.15%)</text:p>
          </table:table-cell>
          <table:table-cell table:number-columns-repeated="2"/>
          <table:table-cell table:style-name="ce2" table:formula="of:=CONCATENATE(TEXT([.K70]; &quot;#,#&quot;); &quot; (&quot;; [.L70]; &quot;%)&quot;)" office:value-type="string" office:string-value="35,252 (0%)" calcext:value-type="string">
            <text:p>35,252 (0%)</text:p>
          </table:table-cell>
        </table:table-row>
        <table:table-row table:style-name="ro1">
          <table:table-cell table:number-columns-repeated="5"/>
          <table:table-cell table:style-name="ce2" table:formula="of:=CONCATENATE(TEXT([.E71]; &quot;#,#&quot;); &quot; (&quot;; [.F71]; &quot;%)&quot;)" office:value-type="string" office:string-value="1,296 (0%)" calcext:value-type="string">
            <text:p>1,296 (0%)</text:p>
          </table:table-cell>
          <table:table-cell table:number-columns-repeated="2"/>
          <table:table-cell table:style-name="ce2" table:formula="of:=CONCATENATE(TEXT([.H71]; &quot;#,#&quot;); &quot; (&quot;; [.I71]; &quot;%)&quot;)" office:value-type="string" office:string-value="36,752 (0%)" calcext:value-type="string">
            <text:p>36,752 (0%)</text:p>
          </table:table-cell>
          <table:table-cell table:number-columns-repeated="2"/>
          <table:table-cell table:style-name="ce2" table:formula="of:=CONCATENATE(TEXT([.K71]; &quot;#,#&quot;); &quot; (&quot;; [.L71]; &quot;%)&quot;)" office:value-type="string" office:string-value="35,132 (0.34%)" calcext:value-type="string">
            <text:p>35,132 (0.34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9">
      <number:text>(</number:text>
      <number:number number:decimal-places="2" number:min-decimal-places="2" number:min-integer-digits="1"/>
      <number:text>%)</number:text>
    </number:percentage-style>
    <number:percentage-style style:name="N120">
      <number:text>(</number:text>
      <number:number number:decimal-places="2" number:min-decimal-places="2" number:min-integer-digits="1"/>
      <number:text>%)</number:text>
    </number:percentage-style>
    <number:percentage-style style:name="N121">
      <number:text>(</number:text>
      <number:number number:decimal-places="2" number:min-decimal-places="2" number:min-integer-digits="1"/>
      <number:text>%)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18:02:42.9607423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15T18:09:08.006138176</dc:date>
    <meta:editing-duration>PT16M57S</meta:editing-duration>
    <meta:editing-cycles>4</meta:editing-cycles>
    <meta:generator>LibreOffice/24.2.7.2$Linux_X86_64 LibreOffice_project/420$Build-2</meta:generator>
    <meta:document-statistic meta:table-count="1" meta:cell-count="563" meta:object-count="0"/>
  </office:meta>
</office:document-meta>
</file>